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textarea-horizontal-align="justify" draw:textarea-vertical-align="middle" draw:auto-grow-height="false" fo:min-height="2.174cm" fo:min-width="1.919cm"/>
    </style:style>
    <style:style style:name="gr2" style:family="graphic" style:parent-style-name="standard">
      <style:graphic-properties draw:stroke="solid" draw:textarea-horizontal-align="justify" draw:textarea-vertical-align="middle" draw:auto-grow-height="false" fo:min-height="2.175cm" fo:min-width="1.919cm"/>
    </style:style>
    <style:style style:name="gr3" style:family="graphic" style:parent-style-name="standard">
      <style:graphic-properties draw:stroke="solid" svg:stroke-color="#000000" draw:textarea-horizontal-align="justify" draw:textarea-vertical-align="middle" draw:auto-grow-height="false" fo:min-height="3.143cm" fo:min-width="2.87cm"/>
    </style:style>
    <style:style style:name="gr4" style:family="graphic" style:parent-style-name="standard">
      <style:graphic-properties draw:stroke="solid" svg:stroke-color="#000000" draw:textarea-horizontal-align="justify" draw:textarea-vertical-align="middle" draw:auto-grow-height="false" fo:min-height="3.142cm" fo:min-width="2.867cm"/>
    </style:style>
    <style:style style:name="gr5" style:family="graphic" style:parent-style-name="standard">
      <style:graphic-properties draw:stroke="solid" svg:stroke-color="#000000" draw:textarea-horizontal-align="justify" draw:textarea-vertical-align="middle" draw:auto-grow-height="false" fo:min-height="1.655cm" fo:min-width="2.803cm"/>
    </style:style>
    <style:style style:name="gr6" style:family="graphic" style:parent-style-name="standard">
      <style:graphic-properties draw:stroke="solid" draw:textarea-horizontal-align="justify" draw:textarea-vertical-align="middle" draw:auto-grow-height="false" fo:min-height="4.5cm" fo:min-width="6.237cm"/>
    </style:style>
    <style:style style:name="gr7" style:family="graphic" style:parent-style-name="standard">
      <style:graphic-properties draw:stroke="solid" draw:textarea-horizontal-align="justify" draw:textarea-vertical-align="middle" draw:auto-grow-height="false" fo:min-height="1.77cm" fo:min-width="2.198cm"/>
    </style:style>
    <style:style style:name="gr8" style:family="graphic" style:parent-style-name="standard">
      <style:graphic-properties draw:stroke="solid" draw:textarea-horizontal-align="justify" draw:textarea-vertical-align="middle" draw:auto-grow-height="false" fo:min-height="3.143cm" fo:min-width="2.195cm"/>
    </style:style>
    <style:style style:name="gr9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10" style:family="graphic" style:parent-style-name="standard">
      <style:graphic-properties draw:stroke="solid" draw:textarea-horizontal-align="justify" draw:textarea-vertical-align="middle" draw:auto-grow-height="false" fo:min-height="1.446cm" fo:min-width="1.859cm"/>
    </style:style>
    <style:style style:name="gr11" style:family="graphic" style:parent-style-name="standard">
      <style:graphic-properties draw:textarea-horizontal-align="justify" draw:textarea-vertical-align="middle" draw:auto-grow-height="false" fo:min-height="2.29cm" fo:min-width="2.80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</style:style>
    <style:style style:name="gr16" style:family="graphic" style:parent-style-name="objectwithoutfill">
      <style:graphic-properties draw:stroke="solid" draw:marker-end="Arrow" draw:marker-end-width="0.3cm" draw:fill="none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419cm" svg:height="3.428cm" svg:x="1.131cm" svg:y="4.8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3.419cm" svg:height="3.428cm" svg:x="1.131cm" svg:y="5.7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1" draw:id="id1" draw:layer="layout" svg:width="3.419cm" svg:height="3.427cm" svg:x="1.131cm" svg:y="5.3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2" draw:id="id2" draw:layer="layout" svg:width="3.369cm" svg:height="3.392cm" svg:x="6.35cm" svg:y="5.327cm">
          <text:p/>
          <draw:enhanced-geometry svg:viewBox="0 0 21600 21600" draw:text-areas="0 0 21600 21600" draw:mirror-horizontal="false" draw:mirror-vertical="false" draw:type="pentagon-right" draw:modifiers="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3" draw:id="id3" draw:layer="layout" svg:width="3.367cm" svg:height="3.392cm" svg:x="11.364cm" svg:y="5.32cm">
          <text:p/>
          <draw:enhanced-geometry svg:viewBox="0 0 21600 21600" draw:text-areas="0 0 21600 21600" draw:mirror-horizontal="true" draw:mirror-vertical="false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6" draw:id="id6" draw:layer="layout" svg:width="3.302cm" svg:height="3.048cm" svg:x="1.016cm" svg:y="14.22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" draw:layer="layout" svg:width="6.737cm" svg:height="4.75cm" svg:x="17.428cm" svg:y="4.6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2.697cm" svg:height="3.392cm" svg:x="18.101cm" svg:y="5.327cm">
          <text:p/>
          <draw:enhanced-geometry svg:viewBox="0 0 88 21600" draw:glue-points="44 ?f6 44 0 0 10800 44 21600 88 10800" draw:text-areas="0 ?f6 88 ?f3" draw:mirror-horizontal="false" draw:mirror-vertical="false" draw:type="can" draw:modifiers="5829.1109362706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1" draw:layer="layout" svg:width="4.042cm" svg:height="3.392cm" svg:x="21.471cm" svg:y="5.327cm">
          <text:p/>
          <draw:enhanced-geometry svg:viewBox="0 0 21600 21600" draw:text-areas="0 0 ?f0 21600" draw:mirror-horizontal="false" draw:mirror-vertical="false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onnector draw:style-name="gr9" draw:text-style-name="P2" draw:layer="layout" draw:type="line" svg:x1="4.55cm" svg:y1="7.017cm" svg:x2="6.35cm" svg:y2="7.023cm" draw:start-shape="id1" draw:start-glue-point="10" draw:end-shape="id2" draw:end-glue-point="3" svg:d="M4550 7017l1800 6" svg:viewBox="0 0 1801 7">
          <text:p/>
        </draw:connector>
        <draw:connector draw:style-name="gr9" draw:text-style-name="P2" draw:layer="layout" draw:type="line" svg:x1="9.719cm" svg:y1="7.023cm" svg:x2="11.365cm" svg:y2="7.016cm" draw:start-shape="id2" draw:start-glue-point="1" draw:end-shape="id3" draw:end-glue-point="3" svg:d="M9719 7023l1646-7" svg:viewBox="0 0 1647 8">
          <text:p/>
        </draw:connector>
        <draw:custom-shape draw:style-name="gr10" draw:text-style-name="P1" draw:layer="layout" svg:width="2.696cm" svg:height="3.392cm" svg:x="14.732cm" svg:y="5.327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3.302cm" svg:height="2.54cm" svg:x="19.05cm" svg:y="2.54cm">
          <text:p text:style-name="P1"><text:span text:style-name="T1">Microcontroll</text:span><text:span text:style-name="T1">er</text:span></text:p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2.032cm" svg:height="0.962cm" svg:x="18.426cm" svg:y="6.547cm">
          <draw:text-box>
            <text:p>Store</text:p>
          </draw:text-box>
        </draw:frame>
        <draw:frame draw:style-name="gr13" draw:text-style-name="P5" draw:layer="layout" svg:width="2.575cm" svg:height="2.384cm" svg:x="21.729cm" svg:y="5.642cm">
          <draw:text-box>
            <text:p text:style-name="P4">Web</text:p>
            <text:p text:style-name="P4">Server</text:p>
          </draw:text-box>
        </draw:frame>
        <draw:frame draw:style-name="gr14" draw:text-style-name="P3" draw:layer="layout" svg:width="2.286cm" svg:height="1.119cm" svg:x="12.216cm" svg:y="3.36cm">
          <draw:text-box>
            <text:p><text:span text:style-name="T2">ADC</text:span></text:p>
          </draw:text-box>
        </draw:frame>
        <draw:frame draw:style-name="gr12" draw:text-style-name="P5" draw:layer="layout" svg:width="4.064cm" svg:height="2.384cm" svg:x="5.588cm" svg:y="2.745cm">
          <draw:text-box>
            <text:p text:style-name="P4">Analog</text:p>
            <text:p text:style-name="P4">Signal</text:p>
            <text:p text:style-name="P4">Conditioning</text:p>
          </draw:text-box>
        </draw:frame>
        <draw:frame draw:style-name="gr15" draw:text-style-name="P5" draw:layer="layout" svg:width="3.302cm" svg:height="1.827cm" svg:x="1.016cm" svg:y="2.745cm">
          <draw:text-box>
            <text:p text:style-name="P4">Radio</text:p>
            <text:p text:style-name="P4">Receiver</text:p>
          </draw:text-box>
        </draw:frame>
        <draw:custom-shape draw:style-name="gr3" draw:text-style-name="P1" xml:id="id4" draw:id="id4" draw:layer="layout" svg:width="3.369cm" svg:height="3.392cm" svg:x="6.373cm" svg:y="14.015cm">
          <text:p/>
          <draw:enhanced-geometry svg:viewBox="0 0 21600 21600" draw:text-areas="0 0 21600 21600" draw:mirror-horizontal="false" draw:mirror-vertical="false" draw:type="pentagon-right" draw:modifiers="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5" draw:id="id5" draw:layer="layout" svg:width="3.367cm" svg:height="3.392cm" svg:x="11.387cm" svg:y="14.008cm">
          <text:p/>
          <draw:enhanced-geometry svg:viewBox="0 0 21600 21600" draw:text-areas="0 0 21600 21600" draw:mirror-horizontal="true" draw:mirror-vertical="false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6.737cm" svg:height="4.75cm" svg:x="17.451cm" svg:y="13.3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2.697cm" svg:height="3.392cm" svg:x="18.124cm" svg:y="14.015cm">
          <text:p/>
          <draw:enhanced-geometry svg:viewBox="0 0 88 21600" draw:glue-points="44 ?f6 44 0 0 10800 44 21600 88 10800" draw:text-areas="0 ?f6 88 ?f3" draw:mirror-horizontal="false" draw:mirror-vertical="false" draw:type="can" draw:modifiers="5829.1109362706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1" draw:layer="layout" svg:width="4.042cm" svg:height="3.392cm" svg:x="21.494cm" svg:y="14.015cm">
          <text:p/>
          <draw:enhanced-geometry svg:viewBox="0 0 21600 21600" draw:text-areas="0 0 ?f0 21600" draw:mirror-horizontal="false" draw:mirror-vertical="false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onnector draw:style-name="gr9" draw:text-style-name="P2" draw:layer="layout" draw:type="line" svg:x1="9.742cm" svg:y1="15.711cm" svg:x2="11.388cm" svg:y2="15.704cm" draw:start-shape="id4" draw:start-glue-point="1" draw:end-shape="id5" draw:end-glue-point="3" svg:d="M9742 15711l1646-7" svg:viewBox="0 0 1647 8">
          <text:p/>
        </draw:connector>
        <draw:custom-shape draw:style-name="gr10" draw:text-style-name="P1" draw:layer="layout" svg:width="2.696cm" svg:height="3.392cm" svg:x="14.755cm" svg:y="14.015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3.302cm" svg:height="2.54cm" svg:x="19.073cm" svg:y="11.228cm">
          <text:p text:style-name="P1"><text:span text:style-name="T1">Microcontroller</text:span></text:p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2.032cm" svg:height="0.962cm" svg:x="18.449cm" svg:y="15.235cm">
          <draw:text-box>
            <text:p>Store</text:p>
          </draw:text-box>
        </draw:frame>
        <draw:frame draw:style-name="gr13" draw:text-style-name="P5" draw:layer="layout" svg:width="2.575cm" svg:height="2.384cm" svg:x="21.752cm" svg:y="14.33cm">
          <draw:text-box>
            <text:p text:style-name="P4">Web</text:p>
            <text:p text:style-name="P4">Server</text:p>
          </draw:text-box>
        </draw:frame>
        <draw:frame draw:style-name="gr14" draw:text-style-name="P3" draw:layer="layout" svg:width="2.286cm" svg:height="1.119cm" svg:x="12.239cm" svg:y="12.048cm">
          <draw:text-box>
            <text:p><text:span text:style-name="T2">ADC</text:span></text:p>
          </draw:text-box>
        </draw:frame>
        <draw:frame draw:style-name="gr12" draw:text-style-name="P5" draw:layer="layout" svg:width="4.064cm" svg:height="2.384cm" svg:x="5.611cm" svg:y="11.433cm">
          <draw:text-box>
            <text:p text:style-name="P4">Analog</text:p>
            <text:p text:style-name="P4">Signal</text:p>
            <text:p text:style-name="P4">Conditioning</text:p>
          </draw:text-box>
        </draw:frame>
        <draw:connector draw:style-name="gr16" draw:text-style-name="P2" draw:layer="layout" draw:type="line" svg:x1="4.318cm" svg:y1="15.753cm" svg:x2="6.373cm" svg:y2="15.711cm" draw:start-shape="id6" draw:start-glue-point="8" draw:end-shape="id4" draw:end-glue-point="3" svg:d="M4318 15753l2055-42" svg:viewBox="0 0 2056 43">
          <text:p/>
        </draw:connector>
        <draw:connector draw:style-name="gr16" draw:text-style-name="P2" draw:layer="layout" draw:type="line" svg:x1="9.742cm" svg:y1="15.711cm" svg:x2="11.388cm" svg:y2="15.704cm" draw:start-shape="id4" draw:start-glue-point="1" draw:end-shape="id5" draw:end-glue-point="3" svg:d="M9742 15711l1646-7" svg:viewBox="0 0 1647 8">
          <text:p/>
        </draw:connector>
        <draw:frame draw:style-name="gr12" draw:text-style-name="P5" draw:layer="layout" svg:width="3.556cm" svg:height="1.673cm" svg:x="1.039cm" svg:y="11.788cm">
          <draw:text-box>
            <text:p text:style-name="P4">Seismic</text:p>
            <text:p text:style-name="P4">Sensor</text:p>
          </draw:text-box>
        </draw:frame>
        <draw:frame draw:style-name="gr12" draw:text-style-name="P3" draw:layer="layout" svg:width="1.778cm" svg:height="0.962cm" svg:x="25.654cm" svg:y="6.604cm">
          <draw:text-box>
            <text:p>WiFi</text:p>
          </draw:text-box>
        </draw:frame>
        <draw:frame draw:style-name="gr12" draw:text-style-name="P3" draw:layer="layout" svg:width="1.778cm" svg:height="0.962cm" svg:x="25.654cm" svg:y="15.294cm">
          <draw:text-box>
            <text:p>WiFi</text:p>
          </draw:text-box>
        </draw:fram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5T11:19:37.468207301</meta:creation-date>
    <dc:date>2017-04-15T12:00:37.820142689</dc:date>
    <meta:editing-duration>PT8M42S</meta:editing-duration>
    <meta:editing-cycles>2</meta:editing-cycles>
    <meta:generator>LibreOffice/5.2.2.2$Linux_X86_64 LibreOffice_project/20m0$Build-2</meta:generator>
    <meta:document-statistic meta:object-count="58"/>
  </office:meta>
</office:document-meta>
</file>